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8.749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19.2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 - FlyPAD x9.1 - rev 1.0 [21-02-2020]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Footprint</text:p>
          </table:table-cell>
          <table:table-cell table:style-name="ce1"/>
          <table:table-cell table:style-name="ce1" office:value-type="string" calcext:value-type="string">
            <text:p>URL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CB 45.72 x 33,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U ATmega2560-16AU</text:p>
          </table:table-cell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https://lcsc.com/product-detail/ATMEL-AVR_Microchip-Tech-ATMEGA2560-16AU_C22460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stal Osc. 16MHz HC-49S_L11.4-W4.8 C16000J119</text:p>
          </table:table-cell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https://lcsc.com/product-detail/SMD-Crystal-Resonators_ECEC-ZheJiang-E-ast-Crystal-Elec-C16000J119_C259047.htm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encia SMD R0402 5K6</text:p>
          </table:table-cell>
          <table:table-cell/>
          <table:table-cell office:value-type="string" calcext:value-type="string">
            <text:p>R1, 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encia SMD R0402 10K</text:p>
          </table:table-cell>
          <table:table-cell/>
          <table:table-cell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istencia SMD R0402 1K</text:p>
          </table:table-cell>
          <table:table-cell/>
          <table:table-cell office:value-type="string" calcext:value-type="string">
            <text:p>R4, R5, R6, R6, R7, R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encia SMD R0402 R220</text:p>
          </table:table-cell>
          <table:table-cell/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encia SMD R0402 R150</text:p>
          </table:table-cell>
          <table:table-cell/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densador Ceramic SMD C0402 22pF</text:p>
          </table:table-cell>
          <table:table-cell/>
          <table:table-cell office:value-type="string" calcext:value-type="string">
            <text:p>C11, C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densador Ceramic SMD C0402 100nF</text:p>
          </table:table-cell>
          <table:table-cell/>
          <table:table-cell office:value-type="string" calcext:value-type="string">
            <text:p>C7, C8, C9, C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densador Ceramic SMD C0402 1uF</text:p>
          </table:table-cell>
          <table:table-cell/>
          <table:table-cell office:value-type="string" calcext:value-type="string">
            <text:p>C5, C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densador Elect. SMD CAP-D4.0XH5.5</text:p>
          </table:table-cell>
          <table:table-cell/>
          <table:table-cell office:value-type="string" calcext:value-type="string">
            <text:p>C1, C2, C3, C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Rojo SMD 0603</text:p>
          </table:table-cell>
          <table:table-cell/>
          <table:table-cell office:value-type="string" calcext:value-type="string">
            <text:p>PWRL</text:p>
          </table:table-cell>
          <table:table-cell/>
          <table:table-cell office:value-type="string" calcext:value-type="string">
            <text:p>https://lcsc.com/products/Light-Emitting-Diodes-LED_528.html?q=led%20060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Verde SMD 0603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https://lcsc.com/products/Light-Emitting-Diodes-LED_528.html?q=led%20060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Rojo SMD 0603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lcsc.com/products/Light-Emitting-Diodes-LED_528.html?q=led%2006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 3.3V SOT-223</text:p>
          </table:table-cell>
          <table:table-cell/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 5V SOT-223</text:p>
          </table:table-cell>
          <table:table-cell/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INs Dupon 2,54</text:p>
          </table:table-cell>
          <table:table-cell/>
          <table:table-cell office:value-type="string" calcext:value-type="string">
            <text:p>H0, H1, H2, H3, H4, H5, H6, J1, J2, PW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ruptor deslizante SS23D32 2P2T DPDT</text:p>
          </table:table-cell>
          <table:table-cell/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https://lcsc.com/products/Toggle-Switches_854.html?q=DPD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t SW C174049</text:p>
          </table:table-cell>
          <table:table-cell/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https://lcsc.com/product-detail/Tactile-Switches_BOOMELE-Boom-Precision-Elec-C174049_C174049.html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2T11:01:41.798000000</dc:date>
    <meta:editing-duration>PT14M34S</meta:editing-duration>
    <meta:editing-cycles>3</meta:editing-cycles>
    <meta:generator>LibreOffice/6.4.0.3$Windows_X86_64 LibreOffice_project/b0a288ab3d2d4774cb44b62f04d5d28733ac6df8</meta:generator>
    <meta:document-statistic meta:table-count="1" meta:cell-count="69" meta:object-count="0"/>
  </office:meta>
</office:document-meta>
</file>